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5DEDA5E48C6B65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fo:min-height="10.02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.002cm">
          <draw:image xlink:href="Pictures/10000000000005D6000003495DEDA5E48C6B65D3.png" xlink:type="simple" xlink:show="embed" xlink:actuate="onLoad">
            <text:p/>
          </draw:image>
        </draw:frame>
        <draw:frame draw:style-name="gr2" draw:text-style-name="P8" draw:layer="layout" svg:width="27.559cm" svg:height="10.276cm" svg:x="0.221cm" svg:y="2.737cm">
          <draw:text-box>
            <text:p text:style-name="P2"><text:span text:style-name="T1">The Transfiguration </text:span><text:span text:style-name="T1"><text:line-break/></text:span><text:span text:style-name="T1">of Jesus</text:span></text:p>
            <text:p text:style-name="P3"><text:span text:style-name="T2">(Matthew 17:1-13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34:00.429000000</dc:date>
    <meta:editing-duration>PT1H24M15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